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07B3B9FD95A.png" manifest:media-type="image/png"/>
  <manifest:file-entry manifest:full-path="Pictures/10000000000001AD0000007596A4BE24.png" manifest:media-type="image/png"/>
  <manifest:file-entry manifest:full-path="Pictures/10000000000001D300000081A89C282B.png" manifest:media-type="image/png"/>
  <manifest:file-entry manifest:full-path="Pictures/10000000000001A700000081845869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3.16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 style:font-independent-line-spacing="true"/>
    </style:style>
    <style:style style:name="T1" style:family="text">
      <style:text-properties fo:color="#333333" style:text-position="0% 100%" fo:font-family="Arial" style:font-family-generic="swiss" style:font-pitch="variable" fo:font-size="28pt" fo:language="es" fo:country="ES" style:font-family-asian="'Arial Unicode MS'" style:font-pitch-asian="variable" style:font-size-asian="28pt" style:font-family-complex="'Arial Unicode MS'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229cm" svg:height="3.254cm" svg:x="11.418cm" svg:y="2.6cm">
          <draw:image xlink:href="Pictures/10000000000001F40000007B3B9FD95A.png" xlink:type="simple" xlink:show="embed" xlink:actuate="onLoad">
            <text:p/>
          </draw:image>
        </draw:frame>
        <draw:frame draw:style-name="gr1" draw:text-style-name="P1" draw:layer="layout" svg:width="12.356cm" svg:height="3.413cm" svg:x="12.644cm" svg:y="6.599cm">
          <draw:image xlink:href="Pictures/10000000000001D300000081A89C282B.png" xlink:type="simple" xlink:show="embed" xlink:actuate="onLoad">
            <text:p/>
          </draw:image>
        </draw:frame>
        <draw:frame draw:style-name="gr1" draw:text-style-name="P1" draw:layer="layout" svg:width="11.192cm" svg:height="3.413cm" svg:x="11.144cm" svg:y="10.189cm">
          <draw:image xlink:href="Pictures/10000000000001A70000008184586917.png" xlink:type="simple" xlink:show="embed" xlink:actuate="onLoad">
            <text:p/>
          </draw:image>
        </draw:frame>
        <draw:frame draw:style-name="gr1" draw:text-style-name="P1" draw:layer="layout" svg:width="11.351cm" svg:height="3.095cm" svg:x="11.294cm" svg:y="14.008cm">
          <draw:image xlink:href="Pictures/10000000000001AD0000007596A4BE24.png" xlink:type="simple" xlink:show="embed" xlink:actuate="onLoad">
            <text:p/>
          </draw:image>
        </draw:frame>
        <draw:frame presentation:style-name="pr1" draw:text-style-name="P3" draw:layer="layout" svg:width="9.054cm" svg:height="13.168cm" svg:x="2.24cm" svg:y="3.432cm">
          <draw:text-box>
            <text:list text:style-name="L1">
              <text:list-header>
                <text:p text:style-name="P2"><text:span text:style-name="T1">Simetrica</text:span></text:p>
                <text:p text:style-name="P2"><text:span text:style-name="T1"/></text:p>
                <text:p text:style-name="P2"><text:span text:style-name="T1"/></text:p>
              </text:list-header>
            </text:list>
            <text:p text:style-name="P2"><text:span text:style-name="T1">Antisimetrica</text:span><text:span text:style-name="T1">*</text:span></text:p>
            <text:list text:continue-numbering="true" text:style-name="L1">
              <text:list-header>
                <text:p text:style-name="P2"><text:span text:style-name="T1"/></text:p>
                <text:p text:style-name="P2"><text:span text:style-name="T1"/></text:p>
              </text:list-header>
              <text:list-item>
                <text:p text:style-name="P2"><text:span text:style-name="T1">Reflexiva</text:span></text:p>
                <text:p text:style-name="P2"><text:span text:style-name="T1"/></text:p>
                <text:p text:style-name="P2"><text:span text:style-name="T1"/></text:p>
                <text:p text:style-name="P2"><text:span text:style-name="T1">Irreflexiva*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3:55:10</meta:creation-date>
    <dc:date>2013-03-12T13:56:38</dc:date>
    <dc:creator>Mikel Aranguren</dc:creator>
    <meta:editing-duration>P0D</meta:editing-duration>
    <meta:editing-cycles>1</meta:editing-cycles>
    <meta:document-statistic meta:object-count="28"/>
    <meta:generator>LibreOffice/3.5$Linux_X86_64 LibreOffice_project/350m1$Build-2</meta:generator>
  </office:meta>
</office:document-meta>
</file>